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officeooo:rsid="000c13a8" officeooo:paragraph-rsid="000c13a8" style:font-size-asian="10pt" style:font-size-complex="10pt"/>
    </style:style>
    <style:style style:name="P2" style:family="paragraph" style:parent-style-name="Standard">
      <style:text-properties style:font-name="Droid Sans1" fo:font-weight="bold" officeooo:rsid="000c13a8" officeooo:paragraph-rsid="000c13a8" style:font-weight-asian="bold" style:font-weight-complex="bold"/>
    </style:style>
    <style:style style:name="P3" style:family="paragraph" style:parent-style-name="Standard">
      <style:text-properties fo:color="#336600" style:font-name="Droid Sans1" fo:font-size="10pt" fo:font-weight="bold" officeooo:rsid="000c13a8" officeooo:paragraph-rsid="000c13a8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336600" style:font-name="Droid Sans1" fo:font-size="10pt" fo:font-style="normal" fo:font-weight="bold" officeooo:rsid="000c13a8" officeooo:paragraph-rsid="00138216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text-properties fo:color="#336600" style:font-name="Droid Sans1" fo:font-size="10pt" fo:font-style="italic" fo:font-weight="bold" officeooo:rsid="000c13a8" officeooo:paragraph-rsid="000c13a8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style:use-window-font-color="true" style:font-name="Droid Sans1" fo:font-size="10pt" fo:font-style="normal" fo:font-weight="normal" officeooo:rsid="00138216" officeooo:paragraph-rsid="00138216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use-window-font-color="true" style:font-name="Droid Sans1" fo:font-size="10pt" fo:font-style="normal" fo:font-weight="normal" officeooo:rsid="0017fa1e" officeooo:paragraph-rsid="0017fa1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1">
      <style:text-properties style:font-name="Droid Sans1" fo:font-size="10pt" officeooo:rsid="000c13a8" officeooo:paragraph-rsid="000c13a8" style:font-size-asian="10pt" style:font-size-complex="10pt"/>
    </style:style>
    <style:style style:name="P9" style:family="paragraph" style:parent-style-name="Standard" style:list-style-name="L1">
      <style:text-properties style:font-name="Droid Sans1" fo:font-size="10pt" fo:font-style="normal" officeooo:rsid="000c85b3" officeooo:paragraph-rsid="000c85b3" style:font-size-asian="10pt" style:font-style-asian="normal" style:font-size-complex="10pt" style:font-style-complex="normal"/>
    </style:style>
    <style:style style:name="P10" style:family="paragraph" style:parent-style-name="Standard" style:list-style-name="L1">
      <style:text-properties style:font-name="Droid Sans1" fo:font-size="10pt" fo:font-style="normal" officeooo:rsid="000ecfb1" officeooo:paragraph-rsid="000ecfb1" style:font-size-asian="10pt" style:font-style-asian="normal" style:font-size-complex="10pt" style:font-style-complex="normal"/>
    </style:style>
    <style:style style:name="P11" style:family="paragraph" style:parent-style-name="Standard" style:list-style-name="L1">
      <style:text-properties style:font-name="Droid Sans1" fo:font-size="10pt" fo:font-style="normal" officeooo:rsid="0011c3d9" officeooo:paragraph-rsid="0011c3d9" style:font-size-asian="10pt" style:font-style-asian="normal" style:font-size-complex="10pt" style:font-style-complex="normal"/>
    </style:style>
    <style:style style:name="P12" style:family="paragraph" style:parent-style-name="Standard">
      <style:text-properties style:use-window-font-color="true" style:font-name="Droid Sans1" fo:font-size="10pt" fo:font-style="normal" fo:font-weight="normal" officeooo:rsid="0017fa1e" officeooo:paragraph-rsid="00182a3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use-window-font-color="true" style:font-name="Droid Sans1" fo:font-size="10pt" fo:font-style="normal" fo:font-weight="normal" officeooo:rsid="00182a3b" officeooo:paragraph-rsid="00182a3b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cfb1"/>
    </style:style>
    <style:style style:name="T3" style:family="text">
      <style:text-properties officeooo:rsid="00182a3b"/>
    </style:style>
    <style:style style:name="T4" style:family="text">
      <style:text-properties officeooo:rsid="001aa1ea"/>
    </style:style>
    <style:style style:name="T5" style:family="text">
      <style:text-properties officeooo:rsid="001c95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9.89pt" fo:margin-left="10.01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53.89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71.89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89.89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07.89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25.89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43.89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61.89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79.89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97.89pt" fo:margin-left="198pt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desarrollo de software</text:p>
      <text:p text:style-name="P3">28 <text:s/>abril. <text:span text:style-name="T2">Cendit</text:span></text:p>
      <text:list xml:id="list2520656669" text:style-name="L1">
        <text:list-item>
          <text:p text:style-name="P8">En prueba hecha con <text:s/>librería &lt;LibreVisa&gt; para linux hechas en Qt funciona. La librería nativa Visa en /usr/lib genera error en la funcion findResource.</text:p>
        </text:list-item>
        <text:list-item>
          <text:p text:style-name="P8">En prueba hechas con librerias Visa.Net en mono, se agrego referencia a los ensamblados de NI de Windows de librerías de National Instruments en MonoDevelop, al correr genera error: <text:span text:style-name="T1">driver no instalado.</text:span></text:p>
        </text:list-item>
        <text:list-item>
          <text:p text:style-name="P9">Nota: las librerias Visa no estan instaladas, fueron desintaladas un dia atrás.</text:p>
        </text:list-item>
        <text:list-item>
          <text:p text:style-name="P10">PyVisa no funciona con iron python, se probo añadir los paquetes de python 2.7 a sys.path: no funciona.</text:p>
        </text:list-item>
        <text:list-item>
          <text:p text:style-name="P11">La librería Visa instalada con apt-get, livisa-dev, libvisa0 generan errores al depurar.</text:p>
        </text:list-item>
      </text:list>
      <text:p text:style-name="P4">1 Junio. Cendit</text:p>
      <text:p text:style-name="P6">Se instala NIKAL, drivers kernel de National Intruments. Soporte de VISA</text:p>
      <text:p text:style-name="P7">Se remueve NI-VISA 14</text:p>
      <text:p text:style-name="P12">Se instala NI-VISA 15</text:p>
      <text:p text:style-name="P12"><text:span text:style-name="T3">Se remueve NI-VISA 15</text:span></text:p>
      <text:p text:style-name="P13">Se vuelve a instalar NI-VI<text:span text:style-name="T5">S</text:span>A 14</text:p>
      <text:p text:style-name="P7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14:43.335417144</meta:creation-date>
    <dc:date>2017-06-01T13:26:15.069377214</dc:date>
    <meta:editing-duration>PT25M14S</meta:editing-duration>
    <meta:editing-cycles>10</meta:editing-cycles>
    <meta:generator>LibreOffice/5.3.1.2$Linux_x86 LibreOffice_project/e80a0e0fd1875e1696614d24c32df0f95f03deb2</meta:generator>
    <meta:document-statistic meta:table-count="0" meta:image-count="0" meta:object-count="0" meta:page-count="1" meta:paragraph-count="13" meta:word-count="142" meta:character-count="853" meta:non-whitespace-character-count="727"/>
  </office:meta>
</office:document-meta>
</file>